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626in" style:contextual-spacing="false" style:line-height-at-least="0.1665in"/>
    </style:style>
    <style:style style:name="P2" style:family="paragraph" style:parent-style-name="Standard">
      <style:paragraph-properties fo:margin-top="0in" fo:margin-bottom="0.0626in" style:contextual-spacing="false" style:line-height-at-least="0.1665in" fo:text-align="start" style:justify-single-word="false"/>
      <style:text-properties style:font-name="Helvetica Neue"/>
    </style:style>
    <style:style style:name="P3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63238" style:font-name="Helvetica Neue" fo:font-size="8.25pt" fo:letter-spacing="normal" fo:font-style="normal" fo:font-weight="normal" style:font-name-asian="Helvetica Neue" style:font-size-asian="9.75pt" style:font-style-asian="normal" style:font-weight-asian="normal" style:font-name-complex="Helvetica Neue" style:font-size-complex="9.75pt" style:font-style-complex="normal" style:font-weight-complex="normal" fo:padding="0in" fo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0.0311in" svg:y="0in" svg:width="0.0728in" draw:z-index="0">
        <draw:text-box fo:min-height="0.0835in">
          <text:p text:style-name="Text_20_body"/>
        </draw:text-box>
      </draw:frame>
      <text:p text:style-name="Standard"/>
      <text:section text:style-name="Sect1" text:name=":1r4.co">
        <text:section text:style-name="Sect1" text:name=":1r9.ma">
          <text:p text:style-name="P1"/>
          <text:section text:style-name="Sect2" text:name=":1r9.co">
            <text:p text:style-name="P2"><text:line-break/>export JAVA_HOME=/usr/java/default<text:line-break/> export PATH=$PATH:$JAVA_HOME/bin</text:p>
          </text:section>
        </text:section>
      </text:section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12-21T10:22:00.357368010</meta:creation-date>
    <dc:date>2015-12-21T10:22:37.757387105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69" meta:non-whitespace-character-count="64"/>
    <meta:generator>LibreOffice/4.2.8.2$Linux_X86_64 LibreOffice_project/420m0$Build-2</meta:generator>
  </office:meta>
</office:document-meta>
</file>